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Overskrift3" style:master-page-name="MP0" style:family="paragraph">
      <style:paragraph-properties fo:break-before="page"/>
    </style:style>
    <style:style style:name="T2" style:parent-style-name="Boktittel" style:family="text">
      <style:text-properties fo:font-style="normal" style:font-style-asian="normal" style:font-style-complex="normal"/>
    </style:style>
    <style:style style:name="P3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4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5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6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7" style:parent-style-name="Normal" style:family="paragraph">
      <style:paragraph-properties fo:line-height="100%"/>
    </style:style>
    <style:style style:name="T8" style:parent-style-name="Standardskriftforavsnitt" style:family="text">
      <style:text-properties style:font-name-complex="Calibri" fo:font-weight="bold" style:font-weight-asian="bold" style:font-weight-complex="bold" fo:color="#374151" fo:font-size="8pt" style:font-size-asian="8pt" style:font-size-complex="8pt"/>
    </style:style>
    <style:style style:name="T9" style:parent-style-name="Standardskriftforavsnitt" style:family="text">
      <style:text-properties style:font-name-complex="Calibri" fo:color="#374151" fo:font-size="8pt" style:font-size-asian="8pt" style:font-size-complex="8pt"/>
    </style:style>
    <style:style style:name="P10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1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2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3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4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5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6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7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8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19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20" style:parent-style-name="Normal" style:family="paragraph">
      <style:paragraph-properties fo:line-height="100%"/>
      <style:text-properties style:font-name-complex="Calibri" fo:font-size="8pt" style:font-size-asian="8pt" style:font-size-complex="8pt"/>
    </style:style>
    <style:style style:name="P21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22" style:parent-style-name="Normal" style:family="paragraph">
      <style:text-properties style:font-name-complex="Calibri"/>
    </style:style>
    <style:style style:name="T23" style:parent-style-name="Hyperkobling" style:family="text">
      <style:text-properties style:font-name-complex="Calibri"/>
    </style:style>
    <style:style style:name="P24" style:parent-style-name="Normal" style:family="paragraph">
      <style:text-properties style:font-name-complex="Calibri"/>
    </style:style>
    <style:style style:name="T25" style:parent-style-name="Hyperkobling" style:family="text">
      <style:text-properties style:font-name-complex="Calibri"/>
    </style:style>
    <style:style style:name="T26" style:parent-style-name="Hyperkobling" style:family="text">
      <style:text-properties style:font-name-complex="Calibri"/>
    </style:style>
    <style:style style:name="T27" style:parent-style-name="Hyperkobling" style:family="text">
      <style:text-properties style:font-name-complex="Calibri"/>
    </style:style>
    <style:style style:name="T28" style:parent-style-name="Hyperkobling" style:family="text">
      <style:text-properties style:font-name-complex="Calibri"/>
    </style:style>
    <style:style style:name="T29" style:parent-style-name="Hyperkobling" style:family="text">
      <style:text-properties style:font-name-complex="Calibri"/>
    </style:style>
    <style:style style:name="T30" style:parent-style-name="Hyperkobling" style:family="text">
      <style:text-properties style:font-name-complex="Calibri"/>
    </style:style>
    <style:style style:name="T31" style:parent-style-name="Hyperkobling" style:family="text">
      <style:text-properties style:font-name-complex="Calibri"/>
    </style:style>
    <style:style style:name="P32" style:parent-style-name="Normal" style:family="paragraph">
      <style:text-properties style:font-name-complex="Calibri"/>
    </style:style>
    <style:style style:name="T33" style:parent-style-name="Boktittel" style:family="text">
      <style:text-properties fo:font-style="normal" style:font-style-asian="normal" style:font-style-complex="normal" fo:color="#002060"/>
    </style:style>
    <style:style style:name="P34" style:parent-style-name="Normal" style:family="paragraph">
      <style:text-properties style:font-name-complex="Calibri" fo:font-size="9pt" style:font-size-asian="9pt" style:font-size-complex="9pt"/>
    </style:style>
    <style:style style:name="P35" style:parent-style-name="Normal" style:family="paragraph">
      <style:text-properties style:font-name-complex="Calibri" fo:font-size="9pt" style:font-size-asian="9pt" style:font-size-complex="9pt"/>
    </style:style>
    <style:style style:name="P36" style:parent-style-name="Normal" style:family="paragraph">
      <style:text-properties style:font-name-complex="Calibri" fo:font-size="9pt" style:font-size-asian="9pt" style:font-size-complex="9pt"/>
    </style:style>
    <style:style style:name="P37" style:parent-style-name="Normal" style:family="paragraph">
      <style:text-properties style:font-name-complex="Calibri" fo:font-size="9pt" style:font-size-asian="9pt" style:font-size-complex="9pt"/>
    </style:style>
    <style:style style:name="P38" style:parent-style-name="Normal" style:family="paragraph">
      <style:text-properties style:font-name-complex="Calibri" fo:font-size="9pt" style:font-size-asian="9pt" style:font-size-complex="9pt"/>
    </style:style>
    <style:style style:name="P39" style:parent-style-name="Normal" style:family="paragraph">
      <style:text-properties style:font-name-complex="Calibri" fo:font-size="9pt" style:font-size-asian="9pt" style:font-size-complex="9pt"/>
    </style:style>
    <style:style style:name="P40" style:parent-style-name="Normal" style:family="paragraph">
      <style:text-properties style:font-name-complex="Calibri" fo:font-size="9pt" style:font-size-asian="9pt" style:font-size-complex="9pt"/>
    </style:style>
    <style:style style:name="P41" style:parent-style-name="Normal" style:family="paragraph">
      <style:text-properties style:font-name-complex="Calibri" fo:font-size="9pt" style:font-size-asian="9pt" style:font-size-complex="9pt"/>
    </style:style>
    <style:style style:name="P42" style:parent-style-name="Normal" style:family="paragraph">
      <style:text-properties style:font-name-complex="Calibri" fo:font-size="9pt" style:font-size-asian="9pt" style:font-size-complex="9pt"/>
    </style:style>
    <style:style style:name="P43" style:parent-style-name="Normal" style:family="paragraph">
      <style:text-properties style:font-name-complex="Calibri" fo:font-size="9pt" style:font-size-asian="9pt" style:font-size-complex="9pt"/>
    </style:style>
    <style:style style:name="P44" style:parent-style-name="Normal" style:family="paragraph">
      <style:text-properties style:font-name-complex="Calibri" fo:font-size="9pt" style:font-size-asian="9pt" style:font-size-complex="9pt"/>
    </style:style>
    <style:style style:name="P45" style:parent-style-name="Normal" style:family="paragraph">
      <style:text-properties style:font-name-complex="Calibri" fo:font-size="9pt" style:font-size-asian="9pt" style:font-size-complex="9pt"/>
    </style:style>
    <style:style style:name="P46" style:parent-style-name="Normal" style:family="paragraph">
      <style:text-properties style:font-name-complex="Calibri" fo:font-size="9pt" style:font-size-asian="9pt" style:font-size-complex="9pt"/>
    </style:style>
    <style:style style:name="P47" style:parent-style-name="Normal" style:family="paragraph">
      <style:text-properties style:font-name-complex="Calibri" fo:font-size="9pt" style:font-size-asian="9pt" style:font-size-complex="9pt"/>
    </style:style>
    <style:style style:name="P48" style:parent-style-name="Normal" style:family="paragraph">
      <style:text-properties style:font-name-complex="Calibri" fo:font-size="9pt" style:font-size-asian="9pt" style:font-size-complex="9pt"/>
    </style:style>
    <style:style style:name="P49" style:parent-style-name="Normal" style:family="paragraph">
      <style:text-properties style:font-name-complex="Calibri" fo:font-size="9pt" style:font-size-asian="9pt" style:font-size-complex="9pt"/>
    </style:style>
    <style:style style:name="P50" style:parent-style-name="Normal" style:family="paragraph">
      <style:text-properties style:font-name-complex="Calibri" fo:font-size="9pt" style:font-size-asian="9pt" style:font-size-complex="9pt"/>
    </style:style>
    <style:style style:name="P51" style:parent-style-name="Normal" style:family="paragraph">
      <style:text-properties style:font-name-complex="Calibri" fo:font-size="9pt" style:font-size-asian="9pt" style:font-size-complex="9pt"/>
    </style:style>
    <style:style style:name="P52" style:parent-style-name="Normal" style:family="paragraph">
      <style:text-properties style:font-name-complex="Calibri" fo:font-size="9pt" style:font-size-asian="9pt" style:font-size-complex="9pt"/>
    </style:style>
    <style:style style:name="P53" style:parent-style-name="Normal" style:family="paragraph">
      <style:text-properties style:font-name-complex="Calibri" fo:font-size="9pt" style:font-size-asian="9pt" style:font-size-complex="9pt"/>
    </style:style>
    <style:style style:name="P54" style:parent-style-name="Normal" style:family="paragraph">
      <style:text-properties style:font-name-complex="Calibri" fo:font-size="9pt" style:font-size-asian="9pt" style:font-size-complex="9pt"/>
    </style:style>
    <style:style style:name="P55" style:parent-style-name="Normal" style:family="paragraph">
      <style:text-properties style:font-name-complex="Calibri" fo:font-size="9pt" style:font-size-asian="9pt" style:font-size-complex="9pt"/>
    </style:style>
    <style:style style:name="P56" style:parent-style-name="Normal" style:family="paragraph">
      <style:text-properties style:font-name-complex="Calibri" fo:font-size="9pt" style:font-size-asian="9pt" style:font-size-complex="9pt"/>
    </style:style>
    <style:style style:name="P57" style:parent-style-name="Normal" style:family="paragraph">
      <style:text-properties style:font-name-complex="Calibri" fo:font-size="9pt" style:font-size-asian="9pt" style:font-size-complex="9pt"/>
    </style:style>
    <style:style style:name="P58" style:parent-style-name="Normal" style:family="paragraph">
      <style:text-properties style:font-name-complex="Calibri" fo:font-size="9pt" style:font-size-asian="9pt" style:font-size-complex="9pt"/>
    </style:style>
    <style:style style:name="P59" style:parent-style-name="Normal" style:family="paragraph">
      <style:text-properties style:font-name-complex="Calibri" fo:font-size="9pt" style:font-size-asian="9pt" style:font-size-complex="9pt"/>
    </style:style>
    <style:style style:name="P60" style:parent-style-name="Normal" style:family="paragraph">
      <style:text-properties style:font-name-complex="Calibri" fo:font-size="9pt" style:font-size-asian="9pt" style:font-size-complex="9pt"/>
    </style:style>
    <style:style style:name="P61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62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63" style:parent-style-name="Normal" style:family="paragraph">
      <style:text-properties style:font-name-complex="Calibri" fo:font-size="9pt" style:font-size-asian="9pt" style:font-size-complex="9pt"/>
    </style:style>
    <style:style style:name="T64" style:parent-style-name="Boktittel" style:family="text">
      <style:text-properties fo:font-style="normal" style:font-style-asian="normal" style:font-style-complex="normal"/>
    </style:style>
    <style:style style:name="P65" style:parent-style-name="Normal" style:family="paragraph">
      <style:text-properties style:font-name-complex="Calibri" fo:font-size="9pt" style:font-size-asian="9pt" style:font-size-complex="9pt"/>
    </style:style>
    <style:style style:name="P66" style:parent-style-name="Normal" style:family="paragraph">
      <style:text-properties style:font-name-complex="Calibri" fo:font-size="9pt" style:font-size-asian="9pt" style:font-size-complex="9pt"/>
    </style:style>
    <style:style style:name="P67" style:parent-style-name="Normal" style:family="paragraph">
      <style:text-properties style:font-name-complex="Calibri" fo:font-size="9pt" style:font-size-asian="9pt" style:font-size-complex="9pt"/>
    </style:style>
    <style:style style:name="P68" style:parent-style-name="Normal" style:family="paragraph">
      <style:text-properties style:font-name-complex="Calibri" fo:font-size="9pt" style:font-size-asian="9pt" style:font-size-complex="9pt"/>
    </style:style>
    <style:style style:name="P69" style:parent-style-name="Normal" style:family="paragraph">
      <style:text-properties style:font-name-complex="Calibri" fo:font-size="9pt" style:font-size-asian="9pt" style:font-size-complex="9pt"/>
    </style:style>
    <style:style style:name="P70" style:parent-style-name="Normal" style:family="paragraph">
      <style:text-properties style:font-name-complex="Calibri" fo:font-size="9pt" style:font-size-asian="9pt" style:font-size-complex="9pt"/>
    </style:style>
    <style:style style:name="P71" style:parent-style-name="Normal" style:family="paragraph">
      <style:text-properties style:font-name-complex="Calibri" fo:font-size="9pt" style:font-size-asian="9pt" style:font-size-complex="9pt"/>
    </style:style>
    <style:style style:name="P72" style:parent-style-name="Normal" style:family="paragraph">
      <style:text-properties style:font-name-complex="Calibri" fo:font-size="9pt" style:font-size-asian="9pt" style:font-size-complex="9pt"/>
    </style:style>
    <style:style style:name="P73" style:parent-style-name="Normal" style:family="paragraph">
      <style:text-properties style:font-name-complex="Calibri" fo:font-size="9pt" style:font-size-asian="9pt" style:font-size-complex="9pt"/>
    </style:style>
    <style:style style:name="P74" style:parent-style-name="Normal" style:family="paragraph">
      <style:text-properties style:font-name-complex="Calibri" fo:font-size="9pt" style:font-size-asian="9pt" style:font-size-complex="9pt"/>
    </style:style>
    <style:style style:name="P75" style:parent-style-name="Normal" style:family="paragraph">
      <style:text-properties style:font-name-complex="Calibri" fo:font-size="9pt" style:font-size-asian="9pt" style:font-size-complex="9pt"/>
    </style:style>
    <style:style style:name="P76" style:parent-style-name="Normal" style:family="paragraph">
      <style:text-properties style:font-name-complex="Calibri" fo:font-size="9pt" style:font-size-asian="9pt" style:font-size-complex="9pt"/>
    </style:style>
    <style:style style:name="P77" style:parent-style-name="Normal" style:family="paragraph">
      <style:text-properties style:font-name-complex="Calibri" fo:font-size="9pt" style:font-size-asian="9pt" style:font-size-complex="9pt"/>
    </style:style>
    <style:style style:name="P78" style:parent-style-name="Normal" style:family="paragraph">
      <style:text-properties style:font-name-complex="Calibri" fo:font-size="9pt" style:font-size-asian="9pt" style:font-size-complex="9pt"/>
    </style:style>
    <style:style style:name="P79" style:parent-style-name="Normal" style:family="paragraph">
      <style:text-properties style:font-name-complex="Calibri" fo:font-size="9pt" style:font-size-asian="9pt" style:font-size-complex="9pt"/>
    </style:style>
    <style:style style:name="P80" style:parent-style-name="Normal" style:family="paragraph">
      <style:text-properties style:font-name-complex="Calibri" fo:font-size="9pt" style:font-size-asian="9pt" style:font-size-complex="9pt"/>
    </style:style>
    <style:style style:name="P81" style:parent-style-name="Normal" style:family="paragraph">
      <style:text-properties style:font-name-complex="Calibri" fo:font-size="9pt" style:font-size-asian="9pt" style:font-size-complex="9pt"/>
    </style:style>
    <style:style style:name="P82" style:parent-style-name="Normal" style:family="paragraph">
      <style:text-properties style:font-name-complex="Calibri" fo:font-size="9pt" style:font-size-asian="9pt" style:font-size-complex="9pt"/>
    </style:style>
    <style:style style:name="P83" style:parent-style-name="Normal" style:family="paragraph">
      <style:text-properties style:font-name-complex="Calibri" fo:font-size="9pt" style:font-size-asian="9pt" style:font-size-complex="9pt"/>
    </style:style>
    <style:style style:name="P84" style:parent-style-name="Normal" style:family="paragraph">
      <style:text-properties style:font-name-complex="Calibri" fo:font-size="9pt" style:font-size-asian="9pt" style:font-size-complex="9pt"/>
    </style:style>
    <style:style style:name="P85" style:parent-style-name="Normal" style:family="paragraph">
      <style:text-properties style:font-name-complex="Calibri" fo:font-size="9pt" style:font-size-asian="9pt" style:font-size-complex="9pt"/>
    </style:style>
    <style:style style:name="P86" style:parent-style-name="Normal" style:family="paragraph">
      <style:text-properties style:font-name-complex="Calibri" fo:font-size="9pt" style:font-size-asian="9pt" style:font-size-complex="9pt"/>
    </style:style>
    <style:style style:name="P87" style:parent-style-name="Normal" style:family="paragraph">
      <style:text-properties style:font-name-complex="Calibri" fo:font-size="9pt" style:font-size-asian="9pt" style:font-size-complex="9pt"/>
    </style:style>
    <style:style style:name="P88" style:parent-style-name="Normal" style:family="paragraph">
      <style:text-properties style:font-name-complex="Calibri" fo:font-size="9pt" style:font-size-asian="9pt" style:font-size-complex="9pt"/>
    </style:style>
    <style:style style:name="P89" style:parent-style-name="Normal" style:family="paragraph">
      <style:text-properties style:font-name-complex="Calibri" fo:font-size="9pt" style:font-size-asian="9pt" style:font-size-complex="9pt"/>
    </style:style>
    <style:style style:name="P90" style:parent-style-name="Normal" style:family="paragraph">
      <style:text-properties style:font-name-complex="Calibri" fo:font-size="9pt" style:font-size-asian="9pt" style:font-size-complex="9pt"/>
    </style:style>
    <style:style style:name="P91" style:parent-style-name="Normal" style:family="paragraph">
      <style:text-properties style:font-name-complex="Calibri" fo:font-size="9pt" style:font-size-asian="9pt" style:font-size-complex="9pt"/>
    </style:style>
    <style:style style:name="P92" style:parent-style-name="Normal" style:family="paragraph">
      <style:text-properties style:font-name-complex="Calibri" fo:font-size="9pt" style:font-size-asian="9pt" style:font-size-complex="9pt"/>
    </style:style>
    <style:style style:name="P93" style:parent-style-name="Normal" style:family="paragraph">
      <style:text-properties style:font-name-complex="Calibri" fo:font-size="9pt" style:font-size-asian="9pt" style:font-size-complex="9pt"/>
    </style:style>
    <style:style style:name="P94" style:parent-style-name="Normal" style:family="paragraph">
      <style:text-properties style:font-name-complex="Calibri" fo:font-size="9pt" style:font-size-asian="9pt" style:font-size-complex="9pt"/>
    </style:style>
    <style:style style:name="P95" style:parent-style-name="Normal" style:family="paragraph">
      <style:text-properties style:font-name-complex="Calibri" fo:font-size="9pt" style:font-size-asian="9pt" style:font-size-complex="9pt"/>
    </style:style>
    <style:style style:name="P96" style:parent-style-name="Normal" style:family="paragraph">
      <style:text-properties style:font-name-complex="Calibri" fo:font-size="9pt" style:font-size-asian="9pt" style:font-size-complex="9pt"/>
    </style:style>
    <style:style style:name="P97" style:parent-style-name="Normal" style:family="paragraph">
      <style:text-properties style:font-name-complex="Calibri" fo:font-size="9pt" style:font-size-asian="9pt" style:font-size-complex="9pt"/>
    </style:style>
    <style:style style:name="P98" style:parent-style-name="Normal" style:family="paragraph">
      <style:text-properties style:font-name-complex="Calibri" fo:font-size="9pt" style:font-size-asian="9pt" style:font-size-complex="9pt"/>
    </style:style>
    <style:style style:name="P99" style:parent-style-name="Normal" style:family="paragraph">
      <style:text-properties style:font-name-complex="Calibri" fo:font-size="9pt" style:font-size-asian="9pt" style:font-size-complex="9pt"/>
    </style:style>
    <style:style style:name="P100" style:parent-style-name="Normal" style:family="paragraph">
      <style:text-properties style:font-name-complex="Calibri" fo:font-size="9pt" style:font-size-asian="9pt" style:font-size-complex="9pt"/>
    </style:style>
    <style:style style:name="P101" style:parent-style-name="Normal" style:family="paragraph">
      <style:text-properties style:font-name-complex="Calibri" fo:font-size="9pt" style:font-size-asian="9pt" style:font-size-complex="9pt"/>
    </style:style>
    <style:style style:name="P102" style:parent-style-name="Normal" style:family="paragraph">
      <style:text-properties style:font-name-complex="Calibri" fo:font-size="9pt" style:font-size-asian="9pt" style:font-size-complex="9pt"/>
    </style:style>
    <style:style style:name="P103" style:parent-style-name="Normal" style:family="paragraph">
      <style:text-properties style:font-name-complex="Calibri" fo:font-size="9pt" style:font-size-asian="9pt" style:font-size-complex="9pt"/>
    </style:style>
    <style:style style:name="P104" style:parent-style-name="Normal" style:family="paragraph">
      <style:text-properties style:font-name-complex="Calibri" fo:font-size="9pt" style:font-size-asian="9pt" style:font-size-complex="9pt"/>
    </style:style>
    <style:style style:name="P105" style:parent-style-name="Normal" style:family="paragraph">
      <style:text-properties style:font-name-complex="Calibri" fo:font-size="9pt" style:font-size-asian="9pt" style:font-size-complex="9pt"/>
    </style:style>
    <style:style style:name="P106" style:parent-style-name="Normal" style:family="paragraph">
      <style:text-properties style:font-name-complex="Calibri" fo:font-size="9pt" style:font-size-asian="9pt" style:font-size-complex="9pt"/>
    </style:style>
    <style:style style:name="P107" style:parent-style-name="Normal" style:family="paragraph">
      <style:text-properties style:font-name-complex="Calibri" fo:font-size="9pt" style:font-size-asian="9pt" style:font-size-complex="9pt"/>
    </style:style>
    <style:style style:name="P108" style:parent-style-name="Normal" style:family="paragraph">
      <style:text-properties style:font-name-complex="Calibri" fo:font-size="9pt" style:font-size-asian="9pt" style:font-size-complex="9pt"/>
    </style:style>
    <style:style style:name="P109" style:parent-style-name="Normal" style:family="paragraph">
      <style:text-properties style:font-name-complex="Calibri" fo:font-size="9pt" style:font-size-asian="9pt" style:font-size-complex="9pt"/>
    </style:style>
    <style:style style:name="P110" style:parent-style-name="Normal" style:family="paragraph">
      <style:text-properties style:font-name-complex="Calibri" fo:font-size="9pt" style:font-size-asian="9pt" style:font-size-complex="9pt"/>
    </style:style>
    <style:style style:name="P111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  <style:style style:name="P112" style:parent-style-name="Normal" style:family="paragraph">
      <style:paragraph-properties fo:line-height="100%"/>
      <style:text-properties style:font-name-complex="Calibri" fo:font-size="9pt" style:font-size-asian="9pt" style:font-size-complex="9pt"/>
    </style:style>
  </office:automatic-styles>
  <office:body>
    <office:text text:use-soft-page-breaks="true">
      <text:h text:style-name="P1" text:outline-level="3"><text:span text:style-name="T2">Oppgave 1: Kalkulator, Forklaring av feilsøking, forståelse av funksjoner og utskrift<text:s/></text:span></text:h>
      <text:p text:style-name="Normal"/>
      <text:p text:style-name="P3">Planlegging:</text:p>
      <text:p text:style-name="P4">Funksjon for å vise tallene , funksjon <text:s/>for <text:s/>beregningen , funksjon for å slette alt fra forrige <text:s/>beregningen <text:s/>, funksjon for å<text:s/>huske <text:s/>utberegninger <text:s/>, funksjon <text:s/>for <text:s/>å gå gjennom alle tallene <text:s/>frem og tilbake som ble lagt <text:s text:c="2"/>for å huske <text:s/>og til slutt en funksjon som <text:s/>aktiverer / deaktiverer knapper for bla gjennomminne basert på minnen</text:p>
      <text:p text:style-name="P5">Hver funksjon har et klart definert ansvar. For eksempel, display, solve, clearScreen, addMemory, etc., har spesifikke oppgaver i kalkulatoren.</text:p>
      <text:p text:style-name="P6"/>
      <text:p text:style-name="P7"><text:span text:style-name="T8">funksjonen "solve()"</text:span><text:span text:style-name="T9"><text:s/>gjør, avhenger helt av hvordan den er implementert. Uttrykket "solve" antyder imidlertid at funksjonen er designet for å løse et problem eller utføre en beregning. For eksempel, hvis du ser denne koden i sammenheng med matematikk eller lignende, kan "solve()" være ansvarlig for å løse en ligning eller utføre en beregning for å finne en løsning.</text:span></text:p>
      <text:p text:style-name="P10">Variabler som memoryBank og currentMemoryIndex brukes til å lagre tilstand og dele informasjon mellom funksjoner. Det er viktig å ha kontroll over disse variablene for å unngå uforutsette feil.</text:p>
      <text:p text:style-name="P11">Koden er strukturert som en enkel HTML-side med en script-tag for JavaScript. Dette gjør det enkelt å forstå og vedlikeholde, spesielt for mindre prosjekter.</text:p>
      <text:p text:style-name="P12">Event HandlersBruk av onClick-hendelser i HTML for å koble knappene til funksjonene. Dette gjør det enkelt å forstå hvilke handlinger som skal utføres når en bestemt knapp klikkes.</text:p>
      <text:p text:style-name="P13">Memory-funksjonalitet:</text:p>
      <text:p text:style-name="P14">En separat gruppe av funksjoner er viet til håndtering av minnefunksjonaliteten, som å legge til beregninger i minnebanken, bla gjennom minne, oppdatere minneteller, etc.</text:p>
      <text:p text:style-name="P15">Feilhåndtering:</text:p>
      <text:p text:style-name="P16">en viss grad av feilhåndtering, for eksempel å deaktivere "Previous" -knappen når du er ved starten av minnebanken. Dette forbedrer brukeropplevelsen.</text:p>
      <text:p text:style-name="P17">Konsollogging:</text:p>
      <text:p text:style-name="P18">Brukte console.log for å logge informasjon under utvikling er en god praksis for feilsøking.</text:p>
      <text:p text:style-name="P19">Kommentarer:</text:p>
      <text:p text:style-name="P20">Noen kommentarer er inkludert for å forklare<text:s/>hensikten med visse deler av koden i html. Dette er for sensoren eller andre som skal lese koden</text:p>
      <text:p text:style-name="P21"/>
      <text:p text:style-name="P22"><text:s/>Kilder som ble brukt som hjelpe midler<text:s/></text:p>
      <text:p text:style-name="Normal"><text:a xlink:href="https://developer.mozilla.org/en-US/docs/Web/API/setTimeout" office:target-frame-name="_top" xlink:show="replace"><text:span text:style-name="T23">https://developer.mozilla.org/en-US/docs/Web/API/setTimeout</text:span></text:a></text:p>
      <text:p text:style-name="P24"/>
      <text:p text:style-name="Normal"><text:a xlink:href="https://www.geeksforgeeks.org/jquery-val-method/" office:target-frame-name="_top" xlink:show="replace"><text:span text:style-name="T25">https://www.geeksforgeeks.org/jquery-val-method/</text:span></text:a></text:p>
      <text:p text:style-name="Normal"><text:a xlink:href="https://stat.ethz.ch/R-manual/R-patched/RHOME/library/base/html/solve.html" office:target-frame-name="_top" xlink:show="replace"><text:span text:style-name="T26">https://stat.ethz.ch/R-manual/R-patched/RHOME/library/base/html/solve.html</text:span></text:a></text:p>
      <text:p text:style-name="Normal"><text:a xlink:href="https://doc.sagemath.org/html/en/tutorial/tour_algebra.html" office:target-frame-name="_top" xlink:show="replace"><text:span text:style-name="T27">https://doc.sagemath.org/html/en/tutorial/tour_algebra.html</text:span></text:a></text:p>
      <text:p text:style-name="Normal"><text:a xlink:href="https://www.makeuseof.com/build-a-simple-calculator-using-html-css-javascript/" office:target-frame-name="_top" xlink:show="replace"><text:span text:style-name="T28">https://www.makeuseof.com/build-a-simple-calculator-using-html-css-javascript/</text:span></text:a></text:p>
      <text:p text:style-name="Normal"><text:a xlink:href="https://www.educative.io/answers/how-to-build-a-calculator-in-javascript" office:target-frame-name="_top" xlink:show="replace"><text:span text:style-name="T29">https://www.educative.io/answers/how-to-build-a-calculator-in-javascript</text:span></text:a></text:p>
      <text:p text:style-name="Normal"><text:a xlink:href="https://stackoverflow.com/questions/73746625/button-onclick-function-adds-class-to-div" office:target-frame-name="_top" xlink:show="replace"><text:span text:style-name="T30">https://stackoverflow.com/questions/73746625/button-onclick-function-adds-class-to-div</text:span></text:a></text:p>
      <text:p text:style-name="Normal"><text:a xlink:href="https://www.geeksforgeeks.org/javascript-calculator/" office:target-frame-name="_top" xlink:show="replace"><text:span text:style-name="T31">https://www.geeksforgeeks.org/javascript-calculator/</text:span></text:a></text:p>
      <text:p text:style-name="Normal"><text:a xlink:href="https://stackoverflow.com/questions/48045613/javascript-calculator-equal-function-failing" office:target-frame-name="_top" xlink:show="replace"><text:span text:style-name="Hyperkobling">https://stackoverflow.com/questions/48045613/javascript-calculator-equal-function-failing</text:span></text:a></text:p>
      <text:p text:style-name="Normal"/>
      <text:p text:style-name="P32"/>
      <text:p text:style-name="Normal"><text:span text:style-name="T33">Oppgave 2: Randomisert tegning på canvas<text:s/></text:span></text:p>
      <text:p text:style-name="Normal"/>
      <text:p text:style-name="P34">Canvas-elementet er hentet ved hjelp av document.getElementById("drawArea").</text:p>
      <text:p text:style-name="P35">Bredde og høyde på Canvas er satt til 600x500 piksler.</text:p>
      <text:p text:style-name="P36">Canvas-konteksten (ctx) blir brukt til å tegne på Canvas.</text:p>
      <text:p text:style-name="P37">Elementer:</text:p>
      <text:p text:style-name="P38"/>
      <text:p text:style-name="P39">elements-arrayet inneholder objekter som representerer firkanter og sirkler på Canvas.</text:p>
      <text:p text:style-name="P40">Objektene har egenskaper som type (square eller circle) og koordinater (x og y).</text:p>
      <text:p text:style-name="P41">Funksjoner:</text:p>
      <text:p text:style-name="P42"/>
      <text:p text:style-name="P43">addElement(type): Legger til et nytt element (firkant eller sirkel) til elements-arrayet med tilfeldige koordinater.</text:p>
      <text:p text:style-name="P44">removeRandomElement(): Fjerner et tilfeldig element fra elements-arrayet.</text:p>
      <text:p text:style-name="P45">updateCounts(): Oppdaterer grensesnittet med antall firkanter, sirkler og totalt antall elementer.</text:p>
      <text:p text:style-name="P46">Event Listeners:</text:p>
      <text:p text:style-name="P47"/>
      <text:p text:style-name="P48">Lytter etter klikk på knapper (S, C, R) og tastetrykk (s, c, r) for å utføre tilsvarende handlinger.</text:p>
      <text:p text:style-name="P49">Rendering:</text:p>
      <text:p text:style-name="P50"/>
      <text:p text:style-name="P51">renderDrawings(): Rydder Canvas og kaller drawElements() for å tegne elementene.</text:p>
      <text:p text:style-name="P52">drawElements(): Går gjennom hvert element og tegner enten en firkant eller sirkel basert på typen.</text:p>
      <text:p text:style-name="P53">Oppdatering og animasjon:</text:p>
      <text:p text:style-name="P54"/>
      <text:p text:style-name="P55">updateCounts() kalles for å oppdatere antall elementer i grensesnittet.</text:p>
      <text:p text:style-name="P56">requestAnimationFrame(renderDrawings) brukes for å kontinuerlig oppdatere tegningen i en animasjonssløyfe.</text:p>
      <text:p text:style-name="P57">Start Drawing:</text:p>
      <text:p text:style-name="P58"/>
      <text:p text:style-name="P59">Siste del av koden starter tegneprosessen ved å kalle requestAnimationFrame(renderDrawings).</text:p>
      <text:p text:style-name="P60"/>
      <text:p text:style-name="P61">Kommentarer:</text:p>
      <text:p text:style-name="P62">Noen kommentarer er inkludert for å forklare hensikten med visse deler av koden i html. Dette er for sensoren eller andre som skal lese koden</text:p>
      <text:p text:style-name="P63"/>
      <text:p text:style-name="Normal"/>
      <text:h text:style-name="Overskrift1" text:outline-level="1"><text:span text:style-name="T64">Oppgave 3: Ansatregister (Vekt: 50%)</text:span></text:h>
      <text:p text:style-name="Normal"/>
      <text:p text:style-name="P65">Planlegging:</text:p>
      <text:p text:style-name="P66">Mål: Registrere ansatte med informasjon som fornavn, etternavn, stilling, avdeling og e-postadresse.</text:p>
      <text:p text:style-name="P67">Vise ansatte i en liste.</text:p>
      <text:p text:style-name="P68">Legge til nye stillinger og avdelinger.</text:p>
      <text:p text:style-name="P69">Grensesnitt:</text:p>
      <text:p text:style-name="P70">Nettsiden har to seksjoner: list og admin.</text:p>
      <text:p text:style-name="P71">list-seksjonen viser ansatteliste med filtreringsalternativer.</text:p>
      <text:p text:style-name="P72">admin-seksjonen lar deg legge til nye ansatte, stillinger og avdelinger.</text:p>
      <text:p text:style-name="P73">Sammenheng mellom funksjoner:</text:p>
      <text:p text:style-name="P74">HTML-struktur:</text:p>
      <text:p text:style-name="P75">Skjemaer for å legge til ansatte, stillinger og avdelinger.</text:p>
      <text:p text:style-name="P76">Liste for å vise ansatte.</text:p>
      <text:p text:style-name="P77">Filtreringsknapper for ansatte basert på stilling.</text:p>
      <text:p text:style-name="P78">JavaScript-funksjoner:</text:p>
      <text:p text:style-name="P79"/>
      <text:p text:style-name="P80">renderStaffList(filteredPosition): Oppdaterer visningen av ansatte basert på filtrering.</text:p>
      <text:p text:style-name="P81">renderPositions(): Gjengir stillinger i posisjonsmenyen.</text:p>
      <text:p text:style-name="P82">renderDepartments(): Gjengir avdelinger i avdelingsmenyen.</text:p>
      <text:p text:style-name="P83">renderPosisionFilter(): Oppdaterer posisjonsfiltreringen basert på eksisterende stillinger.</text:p>
      <text:p text:style-name="P84">Event listeners for lagring av ansatte, stillinger og avdelinger.</text:p>
      <text:p text:style-name="P85">Interaksjon med grensesnitt:</text:p>
      <text:p text:style-name="P86">Legg til ansatte:</text:p>
      <text:p text:style-name="P87"/>
      <text:p text:style-name="P88">Skriv inn fornavn, etternavn, velg stilling og avdeling, skriv inn e-post, og trykk på "Lagre ansatt."</text:p>
      <text:p text:style-name="P89">Informasjonen legges til i ansattearrayet, og visningen oppdateres.</text:p>
      <text:p text:style-name="P90">Legg til stilling:</text:p>
      <text:p text:style-name="P91">Skriv inn stillingsnavn og trykk på "Lagre ny posisjon."</text:p>
      <text:p text:style-name="P92">Stillingen legges til i stillingsarrayet, og menyen og filtreringen oppdateres.</text:p>
      <text:p text:style-name="P93">Legg til avdeling:</text:p>
      <text:p text:style-name="P94">Skriv inn avdelingsnavn og trykk på "Lagre ny avdeling."</text:p>
      <text:p text:style-name="P95">Avdelingen legges til i avdelingsarrayet, og menyen oppdateres.</text:p>
      <text:p text:style-name="P96">Filtrering:</text:p>
      <text:p text:style-name="P97">Klikk på posisjonsfiltreringsknapper for å vise ansatte basert på valgt stilling.</text:p>
      <text:p text:style-name="P98">"All positions" viser<text:s/>alle ansatte uavhengig av stilling.</text:p>
      <text:p text:style-name="P99">Interaksjon med arrayer:</text:p>
      <text:p text:style-name="P100">staff-array:</text:p>
      <text:p text:style-name="P101">Inneholder objekter med ansattinformasjon.</text:p>
      <text:p text:style-name="P102">Legges til når <text:s/>lagrer en ny ansatt.</text:p>
      <text:p text:style-name="P103">positions-array:</text:p>
      <text:p text:style-name="P104">Inneholder stillingsnavn.</text:p>
      <text:p text:style-name="P105">Oppdateres når <text:s/>legges til en ny stilling.</text:p>
      <text:p text:style-name="P106">departments-array:</text:p>
      <text:p text:style-name="P107">Inneholder avdelingsnavn.</text:p>
      <text:p text:style-name="P108">Oppdateres når legges til en ny avdeling.</text:p>
      <text:p text:style-name="P109">Oppsummering:</text:p>
      <text:p text:style-name="P110">Dette nettstedet gir en brukervennlig måte å administrere ansatte, stillinger og avdelinger på.</text:p>
      <text:p text:style-name="P111">Kommentarer:</text:p>
      <text:p text:style-name="P112">Noen kommentarer er inkludert for å forklare hensikten med visse deler av koden i html. Dette er for sensoren eller andre som skal lese kode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Overskrift3Tegn" style:display-name="Overskrift 3 Tegn" style:family="text" style:parent-style-name="Standardskriftforavsnit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Boktittel" style:display-name="Boktittel" style:family="text" style:parent-style-name="Standardskriftforavsnit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4472C4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rvan Chalabi</meta:initial-creator>
    <dc:creator>Sirvan Chalabi</dc:creator>
    <meta:creation-date>2023-11-22T01:00:00Z</meta:creation-date>
    <dc:date>2023-12-05T23:53:00Z</dc:date>
    <meta:template xlink:href="Normal" xlink:type="simple"/>
    <meta:editing-cycles>10</meta:editing-cycles>
    <meta:editing-duration>PT74280S</meta:editing-duration>
    <meta:document-statistic meta:page-count="1" meta:paragraph-count="14" meta:word-count="1153" meta:character-count="7252" meta:row-count="50" meta:non-whitespace-character-count="6113"/>
  </office:meta>
</office:document-meta>
</file>